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2022-12-08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2019-11-21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2014-11-25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7008" calcext:value-type="float">
            <text:p>-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2011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2010-01-29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3</text:p>
          </table:table-cell>
          <table:table-cell office:value-type="string" calcext:value-type="string">
            <text:p>1986-10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